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18675"/>
    </style:style>
    <style:style style:name="T1" style:family="text">
      <style:text-properties officeooo:rsid="001186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Personale (25-26-27-28-29-34-45)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LicenziaUtent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per licenziare un componente del personale 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Conferma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di conferma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LicenziaUtenteControl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4" office:value-type="string">
            <text:p text:style-name="Table_20_Contents"><text:text-input text:description="">Control legato al licenziamento utente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AggiungiNuovoInsegnante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con i dati per inserire un nuovo insegnante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GestionePersonaleControl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6" office:value-type="string">
            <text:p text:style-name="Table_20_Contents"><text:text-input text:description="">Control legato all'aggiunta, modifica e licenziamento di utenti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nserisciButton</text:text-input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Pulsante per inseire dati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Direttore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8" office:value-type="string">
            <text:p text:style-name="Table_20_Contents"><text:text-input text:description="">Direttore dell'asilo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ModificaDatiPersonaleAmministrativoForm</text:text-input></text:p>
          </table:table-cell>
          <table:table-cell table:style-name="Tabella1.B9" office:value-type="string">
            <text:p text:style-name="Table_20_Contents"><text:text-input text:description="">Boundary</text:text-input></text:p>
          </table:table-cell>
          <table:table-cell table:style-name="Tabella1.C9" office:value-type="string">
            <text:p text:style-name="P1"><text:span text:style-name="T1">Form con i dati del personale da poter modificare</text:span></text:p>
          </table:table-cell>
        </table:table-row>
        <table:table-row>
          <table:table-cell table:style-name="Tabella1.A10" office:value-type="string">
            <text:p text:style-name="Table_20_Contents"><text:text-input text:description="">ModificaButton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Pulsante per modificare dei dati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LicenziaImpiegatoSegreteriaButton</text:text-input></text:p>
          </table:table-cell>
          <table:table-cell table:style-name="Tabella1.B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1" office:value-type="string">
            <text:p text:style-name="Table_20_Contents"><text:text-input text:description="">pulsante per licenziare utente della segreteria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ImpiegatoDiSegreteria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12" office:value-type="string">
            <text:p text:style-name="Table_20_Contents"><text:text-input text:description="">Impiegato di segreteria dell'asilo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personale formazione</text:text-input></text:p>
          </table:table-cell>
          <table:table-cell table:style-name="Tabella1.B13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13" office:value-type="string">
            <text:p text:style-name="Table_20_Contents"><text:text-input text:description="">Personale di formazione dell'asilo</text:text-input></text:p>
          </table:table-cell>
        </table:table-row>
        <table:table-row>
          <table:table-cell table:style-name="Tabella1.A14" office:value-type="string">
            <text:p text:style-name="Table_20_Contents"><text:text-input text:description="">ModificaDaatiUtenteForm</text:text-input></text:p>
          </table:table-cell>
          <table:table-cell table:style-name="Tabella1.B1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4" office:value-type="string">
            <text:p text:style-name="Table_20_Contents"><text:text-input text:description="">Form contentente i dati dell'utente per poterli modificare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20:27:03.26</meta:creation-date>
    <meta:editing-duration>PT4H33M36S</meta:editing-duration>
    <meta:editing-cycles>2</meta:editing-cycles>
    <meta:generator>LibreOffice/3.6$Windows_x86 LibreOffice_project/da8c1e6-fd468f4-454e206-f42a4a9-143cfd</meta:generator>
    <dc:date>2012-10-27T01:46:04.79</dc:date>
    <meta:document-statistic meta:table-count="1" meta:image-count="0" meta:object-count="0" meta:page-count="1" meta:paragraph-count="43" meta:word-count="79" meta:character-count="530" meta:non-whitespace-character-count="49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